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et.setExcludesfile( File exc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Set.setIncludesfile( File inc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Set.getDir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Set.createIncludes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Set.createExclu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Set.setRefid( Reference 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Set.createExcludes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Set.createPattern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Set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Set.setDefaultexcludes( boolean useDefaultExclud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Set.setExcludes( String exclud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Set.setupDirectoryScanner( FileScanner ds , Project 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ileSet.setCaseSensitive( boolean isCaseSe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et.getRef( Project 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eSet.FileSet( FileSet fil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Set.setDir( File 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Set.createInclu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Set.getDirectoryScanner( Project 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ileSet.setIncludes( String includ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Set.Fi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